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8b049" officeooo:paragraph-rsid="0008b049"/>
    </style:style>
    <style:style style:name="P2" style:family="paragraph" style:parent-style-name="Standard">
      <style:text-properties officeooo:rsid="0008b049" officeooo:paragraph-rsid="0008b049"/>
    </style:style>
    <style:style style:name="T1" style:family="text">
      <style:text-properties officeooo:rsid="000bb1f5"/>
    </style:style>
    <style:style style:name="T2" style:family="text">
      <style:text-properties fo:font-style="italic" officeooo:rsid="000bb1f5" style:font-style-asian="italic" style:font-style-complex="italic"/>
    </style:style>
    <style:style style:name="T3" style:family="text">
      <style:text-properties fo:font-style="normal" officeooo:rsid="000bb1f5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6 Testing</text:p>
      <text:p text:style-name="P1"/>
      <text:p text:style-name="P1">Testing was carried out in a number of ways and throughout the development of the application.</text:p>
      <text:p text:style-name="P1"/>
      <text:p text:style-name="P1">Functional Acceptance Testing (FAT)</text:p>
      <text:p text:style-name="P1">FAT was carried out as and when I felt I had a piece of functionality ready to release.</text:p>
      <text:p text:style-name="P1">FAT involved using the application in the manner as designed. It did not <text:span text:style-name="T1">in my case</text:span> mean extensive regression testing nor did <text:span text:style-name="T3">I</text:span> assess the resultant returned values based on a particular search result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1M25S</meta:editing-duration>
    <meta:editing-cycles>4</meta:editing-cycles>
    <meta:generator>LibreOffice/4.4.6.3$Windows_x86 LibreOffice_project/e8938fd3328e95dcf59dd64e7facd2c7d67c704d</meta:generator>
    <dc:date>2015-12-31T17:57:48.721000000</dc:date>
    <meta:document-statistic meta:table-count="0" meta:image-count="0" meta:object-count="0" meta:page-count="1" meta:paragraph-count="5" meta:word-count="74" meta:character-count="427" meta:non-whitespace-character-count="358"/>
    <meta:user-defined meta:name="Info 1"/>
    <meta:user-defined meta:name="Info 2"/>
    <meta:user-defined meta:name="Info 3"/>
    <meta:user-defined meta:name="Info 4"/>
  </office:meta>
</office:document-meta>
</file>